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erif" fo:font-size="11pt" officeooo:rsid="0009b9c1" officeooo:paragraph-rsid="00069bf8" style:font-size-asian="9.60000038146973pt" style:font-size-complex="11pt"/>
    </style:style>
    <style:style style:name="P2" style:family="paragraph" style:parent-style-name="Standard" style:list-style-name="L1">
      <style:paragraph-properties fo:text-align="start" style:justify-single-word="false"/>
      <style:text-properties style:font-name="Liberation Serif" fo:font-size="11pt" officeooo:rsid="0009b9c1" officeooo:paragraph-rsid="00069bf8" style:font-size-asian="9.60000038146973pt" style:font-size-complex="11pt"/>
    </style:style>
    <style:style style:name="P3" style:family="paragraph" style:parent-style-name="Standard" style:list-style-name="L1">
      <style:paragraph-properties fo:text-align="start" style:justify-single-word="false"/>
      <style:text-properties style:font-name="Liberation Serif" fo:font-size="11pt" officeooo:rsid="0008258a" officeooo:paragraph-rsid="0008258a" style:font-size-asian="9.60000038146973pt" style:font-size-complex="11pt"/>
    </style:style>
    <style:style style:name="P4" style:family="paragraph" style:parent-style-name="Standard" style:list-style-name="L1">
      <style:paragraph-properties fo:text-align="start" style:justify-single-word="false"/>
      <style:text-properties style:font-name="Liberation Serif" fo:font-size="11pt" officeooo:rsid="000987c6" officeooo:paragraph-rsid="000987c6" style:font-size-asian="9.60000038146973pt" style:font-size-complex="11pt"/>
    </style:style>
    <style:style style:name="P5" style:family="paragraph" style:parent-style-name="Standard" style:list-style-name="L1">
      <style:paragraph-properties fo:text-align="start" style:justify-single-word="false"/>
      <style:text-properties style:font-name="Liberation Serif" fo:font-size="11pt" officeooo:rsid="0009e22b" officeooo:paragraph-rsid="0009e22b" style:font-size-asian="9.60000038146973pt" style:font-size-complex="11pt"/>
    </style:style>
    <style:style style:name="P6" style:family="paragraph" style:parent-style-name="Standard" style:list-style-name="L1">
      <style:paragraph-properties fo:text-align="start" style:justify-single-word="false"/>
      <style:text-properties style:font-name="Liberation Serif" fo:font-size="11pt" officeooo:rsid="000b8aaf" officeooo:paragraph-rsid="000b8aaf" style:font-size-asian="9.60000038146973pt" style:font-size-complex="11pt"/>
    </style:style>
    <style:style style:name="P7" style:family="paragraph" style:parent-style-name="Standard" style:list-style-name="L1">
      <style:paragraph-properties fo:text-align="start" style:justify-single-word="false"/>
      <style:text-properties style:font-name="Liberation Serif" fo:font-size="11pt" officeooo:rsid="000e2800" officeooo:paragraph-rsid="000e2800" style:font-size-asian="9.60000038146973pt" style:font-size-complex="11pt"/>
    </style:style>
    <style:style style:name="P8" style:family="paragraph" style:parent-style-name="Standard" style:list-style-name="L1">
      <style:paragraph-properties fo:text-align="start" style:justify-single-word="false"/>
      <style:text-properties style:font-name="Liberation Serif" fo:font-size="11pt" officeooo:rsid="000e4dea" officeooo:paragraph-rsid="000e4dea" style:font-size-asian="9.60000038146973pt" style:font-size-complex="11pt"/>
    </style:style>
    <style:style style:name="P9" style:family="paragraph" style:parent-style-name="Standard" style:list-style-name="L1">
      <style:paragraph-properties fo:text-align="start" style:justify-single-word="false"/>
      <style:text-properties style:font-name="Liberation Serif" fo:font-size="11pt" officeooo:rsid="00104e11" officeooo:paragraph-rsid="00104e11" style:font-size-asian="9.60000038146973pt" style:font-size-complex="11pt"/>
    </style:style>
    <style:style style:name="P10" style:family="paragraph" style:parent-style-name="Standard" style:list-style-name="L1">
      <style:paragraph-properties fo:text-align="start" style:justify-single-word="false"/>
      <style:text-properties style:font-name="Liberation Serif" fo:font-size="11pt" officeooo:rsid="000c8b56" officeooo:paragraph-rsid="000c8b56" style:font-size-asian="11pt" style:font-size-complex="11pt"/>
    </style:style>
    <style:style style:name="P11" style:family="paragraph" style:parent-style-name="Standard" style:list-style-name="L1">
      <style:paragraph-properties fo:text-align="start" style:justify-single-word="false"/>
      <style:text-properties style:font-name="Liberation Serif" fo:font-size="11pt" fo:font-weight="normal" officeooo:rsid="000e4dea" officeooo:paragraph-rsid="000e4dea" style:font-size-asian="9.60000038146973pt" style:font-weight-asian="normal" style:font-size-complex="11pt" style:font-weight-complex="normal"/>
    </style:style>
    <style:style style:name="P12" style:family="paragraph" style:parent-style-name="Standard" style:list-style-name="L1">
      <style:paragraph-properties fo:text-align="start" style:justify-single-word="false"/>
      <style:text-properties style:font-name="Liberation Serif" fo:font-size="11pt" fo:font-weight="normal" officeooo:rsid="0011204e" officeooo:paragraph-rsid="0011204e" style:font-size-asian="9.60000038146973pt" style:font-weight-asian="normal" style:font-size-complex="11pt" style:font-weight-complex="normal"/>
    </style:style>
    <style:style style:name="P13" style:family="paragraph" style:parent-style-name="Standard" style:list-style-name="L1">
      <style:paragraph-properties fo:text-align="start" style:justify-single-word="false"/>
      <style:text-properties style:font-name="Liberation Serif" fo:font-size="11pt" fo:font-weight="normal" officeooo:rsid="00131d4e" officeooo:paragraph-rsid="00131d4e" style:font-size-asian="9.60000038146973pt" style:font-weight-asian="normal" style:font-size-complex="11pt" style:font-weight-complex="normal"/>
    </style:style>
    <style:style style:name="P14" style:family="paragraph" style:parent-style-name="Standard" style:list-style-name="L1">
      <style:paragraph-properties fo:text-align="start" style:justify-single-word="false"/>
      <style:text-properties style:font-name="Liberation Serif" fo:font-size="11pt" fo:font-weight="normal" officeooo:rsid="00146b1f" officeooo:paragraph-rsid="00146b1f" style:font-size-asian="9.60000038146973pt" style:font-weight-asian="normal" style:font-size-complex="11pt" style:font-weight-complex="normal"/>
    </style:style>
    <style:style style:name="P15" style:family="paragraph" style:parent-style-name="Standard" style:list-style-name="L1">
      <style:paragraph-properties fo:text-align="start" style:justify-single-word="false"/>
      <style:text-properties style:font-name="Liberation Serif" fo:font-size="11pt" fo:font-weight="normal" officeooo:rsid="00166560" officeooo:paragraph-rsid="00166560" style:font-size-asian="9.60000038146973pt" style:font-weight-asian="normal" style:font-size-complex="11pt" style:font-weight-complex="normal"/>
    </style:style>
    <style:style style:name="P16" style:family="paragraph" style:parent-style-name="Standard" style:list-style-name="L1">
      <style:paragraph-properties fo:text-align="start" style:justify-single-word="false"/>
      <style:text-properties style:font-name="Liberation Serif" fo:font-size="11pt" fo:font-weight="normal" officeooo:rsid="0018136d" officeooo:paragraph-rsid="0018136d" style:font-size-asian="9.60000038146973pt" style:font-weight-asian="normal" style:font-size-complex="11pt" style:font-weight-complex="normal"/>
    </style:style>
    <style:style style:name="P17" style:family="paragraph" style:parent-style-name="Standard" style:list-style-name="L1">
      <style:paragraph-properties fo:text-align="start" style:justify-single-word="false"/>
      <style:text-properties style:font-name="Liberation Serif" fo:font-size="11pt" fo:font-weight="normal" officeooo:rsid="001b1e2a" officeooo:paragraph-rsid="001b1e2a" style:font-size-asian="9.60000038146973pt" style:font-weight-asian="normal" style:font-size-complex="11pt" style:font-weight-complex="normal"/>
    </style:style>
    <style:style style:name="P18" style:family="paragraph" style:parent-style-name="Standard" style:list-style-name="L1">
      <style:paragraph-properties fo:text-align="start" style:justify-single-word="false"/>
      <style:text-properties style:font-name="Liberation Serif" fo:font-size="11pt" fo:font-weight="normal" officeooo:rsid="001c603a" officeooo:paragraph-rsid="001c603a" style:font-size-asian="9.60000038146973pt" style:font-weight-asian="normal" style:font-size-complex="11pt" style:font-weight-complex="normal"/>
    </style:style>
    <style:style style:name="P19" style:family="paragraph" style:parent-style-name="Standard" style:list-style-name="L1">
      <style:paragraph-properties fo:text-align="start" style:justify-single-word="false"/>
      <style:text-properties style:font-name="Liberation Serif" fo:font-size="11pt" fo:font-weight="normal" officeooo:rsid="001c603a" officeooo:paragraph-rsid="001ddac8" style:font-size-asian="9.60000038146973pt" style:font-weight-asian="normal" style:font-size-complex="11pt" style:font-weight-complex="normal"/>
    </style:style>
    <style:style style:name="P20" style:family="paragraph" style:parent-style-name="Standard" style:list-style-name="L1">
      <style:paragraph-properties fo:text-align="start" style:justify-single-word="false"/>
      <style:text-properties style:font-name="Liberation Serif" fo:font-size="11pt" fo:font-weight="normal" officeooo:rsid="001caf1f" officeooo:paragraph-rsid="001caf1f" style:font-size-asian="9.60000038146973pt" style:font-weight-asian="normal" style:font-size-complex="11pt" style:font-weight-complex="normal"/>
    </style:style>
    <style:style style:name="P21" style:family="paragraph" style:parent-style-name="Standard" style:list-style-name="L1">
      <style:paragraph-properties fo:text-align="start" style:justify-single-word="false"/>
      <style:text-properties style:font-name="Liberation Serif" fo:font-size="11pt" fo:font-weight="normal" officeooo:rsid="001ddac8" officeooo:paragraph-rsid="001ddac8" style:font-size-asian="9.60000038146973pt" style:font-weight-asian="normal" style:font-size-complex="11pt" style:font-weight-complex="normal"/>
    </style:style>
    <style:style style:name="P22" style:family="paragraph" style:parent-style-name="Standard" style:list-style-name="L1">
      <style:paragraph-properties fo:text-align="start" style:justify-single-word="false"/>
      <style:text-properties style:font-name="Liberation Serif" fo:font-size="11pt" fo:font-weight="bold" officeooo:rsid="001caf1f" officeooo:paragraph-rsid="001caf1f" style:font-size-asian="9.60000038146973pt" style:font-weight-asian="bold" style:font-size-complex="11pt" style:font-weight-complex="bold"/>
    </style:style>
    <style:style style:name="P23" style:family="paragraph" style:parent-style-name="Standard" style:list-style-name="L1">
      <style:paragraph-properties fo:text-align="start" style:justify-single-word="false"/>
      <style:text-properties style:font-name="Liberation Serif" fo:font-size="11pt" style:text-underline-style="none" fo:font-weight="normal" officeooo:rsid="00166560" officeooo:paragraph-rsid="00166560" style:font-size-asian="9.60000038146973pt" style:font-weight-asian="normal" style:font-size-complex="11pt" style:font-weight-complex="normal"/>
    </style:style>
    <style:style style:name="P24" style:family="paragraph" style:parent-style-name="Standard" style:list-style-name="L1">
      <style:paragraph-properties fo:text-align="start" style:justify-single-word="false"/>
      <style:text-properties style:font-name="Liberation Serif" fo:font-size="11pt" style:text-underline-style="none" fo:font-weight="normal" officeooo:rsid="00166560" officeooo:paragraph-rsid="001ddac8" style:font-size-asian="9.60000038146973pt" style:font-weight-asian="normal" style:font-size-complex="11pt" style:font-weight-complex="normal"/>
    </style:style>
    <style:style style:name="P25" style:family="paragraph" style:parent-style-name="Standard" style:list-style-name="L1">
      <style:paragraph-properties fo:text-align="start" style:justify-single-word="false"/>
      <style:text-properties style:font-name="Liberation Serif" fo:font-size="11pt" style:text-underline-style="none" fo:font-weight="normal" officeooo:rsid="0018136d" officeooo:paragraph-rsid="0018136d" style:font-size-asian="9.60000038146973pt" style:font-weight-asian="normal" style:font-size-complex="11pt" style:font-weight-complex="normal"/>
    </style:style>
    <style:style style:name="P26" style:family="paragraph" style:parent-style-name="Standard" style:list-style-name="L1">
      <style:paragraph-properties fo:text-align="start" style:justify-single-word="false"/>
      <style:text-properties style:text-position="0% 100%" style:font-name="Liberation Serif" fo:font-size="11pt" officeooo:rsid="000b8aaf" officeooo:paragraph-rsid="000b8aaf" style:font-size-asian="9.60000038146973pt" style:font-size-complex="11pt"/>
    </style:style>
    <style:style style:name="P27" style:family="paragraph" style:parent-style-name="Standard" style:list-style-name="L1">
      <style:paragraph-properties fo:text-align="start" style:justify-single-word="false"/>
      <style:text-properties style:text-position="0% 100%" style:font-name="Liberation Serif" fo:font-size="11pt" fo:font-weight="bold" officeooo:rsid="000b8aaf" officeooo:paragraph-rsid="000b8aaf" style:font-size-asian="9.60000038146973pt" style:font-weight-asian="bold" style:font-size-complex="11pt" style:font-weight-complex="bold"/>
    </style:style>
    <style:style style:name="P28" style:family="paragraph" style:parent-style-name="Standard" style:list-style-name="L1">
      <style:text-properties fo:font-size="11pt" style:font-size-asian="11pt" style:font-size-complex="11pt"/>
    </style:style>
    <style:style style:name="P29" style:family="paragraph" style:parent-style-name="Standard" style:list-style-name="L1">
      <style:text-properties fo:font-size="11pt" officeooo:rsid="000feba9" officeooo:paragraph-rsid="000feba9" style:font-size-asian="11pt" style:font-size-complex="11pt"/>
    </style:style>
    <style:style style:name="P30" style:family="paragraph" style:parent-style-name="Standard" style:list-style-name="L1">
      <style:text-properties fo:font-size="11pt" fo:font-weight="bold" officeooo:rsid="000e4dea" officeooo:paragraph-rsid="000e4dea" style:font-size-asian="9.60000038146973pt" style:font-weight-asian="bold" style:font-size-complex="11pt" style:font-weight-complex="bold"/>
    </style:style>
    <style:style style:name="T1" style:family="text">
      <style:text-properties officeooo:rsid="00069bf8"/>
    </style:style>
    <style:style style:name="T2" style:family="text">
      <style:text-properties officeooo:rsid="000987c6"/>
    </style:style>
    <style:style style:name="T3" style:family="text">
      <style:text-properties style:text-position="super 58%"/>
    </style:style>
    <style:style style:name="T4" style:family="text">
      <style:text-properties style:text-position="super 58%" officeooo:rsid="000e4dea"/>
    </style:style>
    <style:style style:name="T5" style:family="text">
      <style:text-properties style:text-position="super 58%" fo:font-weight="bold" style:font-weight-asian="bold" style:font-weight-complex="bold"/>
    </style:style>
    <style:style style:name="T6" style:family="text">
      <style:text-properties style:text-position="super 58%" style:font-name="Liberation Serif" officeooo:rsid="000feba9"/>
    </style:style>
    <style:style style:name="T7" style:family="text">
      <style:text-properties style:text-position="super 58%" style:font-name="Liberation Serif1"/>
    </style:style>
    <style:style style:name="T8" style:family="text">
      <style:text-properties style:text-position="super 58%" style:font-name="Liberation Serif1" officeooo:rsid="001ddac8"/>
    </style:style>
    <style:style style:name="T9" style:family="text">
      <style:text-properties style:text-position="0% 100%"/>
    </style:style>
    <style:style style:name="T10" style:family="text">
      <style:text-properties style:text-position="0% 100%" officeooo:rsid="000c8b56"/>
    </style:style>
    <style:style style:name="T11" style:family="text">
      <style:text-properties style:text-position="0% 100%" officeooo:rsid="000e4dea"/>
    </style:style>
    <style:style style:name="T12" style:family="text">
      <style:text-properties style:text-position="0% 100%" style:font-name="Liberation Serif" officeooo:rsid="000b8aaf"/>
    </style:style>
    <style:style style:name="T13" style:family="text">
      <style:text-properties style:text-position="0% 100%" fo:font-weight="bold" style:font-weight-asian="bold" style:font-weight-complex="bold"/>
    </style:style>
    <style:style style:name="T14" style:family="text">
      <style:text-properties style:text-position="0% 100%" fo:font-weight="bold" officeooo:rsid="000b8aaf" style:font-weight-asian="bold" style:font-weight-complex="bold"/>
    </style:style>
    <style:style style:name="T15" style:family="text">
      <style:text-properties style:text-position="0% 100%" style:font-name="Liberation Serif1"/>
    </style:style>
    <style:style style:name="T16" style:family="text">
      <style:text-properties style:text-position="0% 100%" style:font-name="Liberation Serif1" fo:font-weight="bold" style:font-weight-asian="bold" style:font-weight-complex="bold"/>
    </style:style>
    <style:style style:name="T17" style:family="text">
      <style:text-properties style:text-position="0% 100%" style:font-name="Liberation Serif1" fo:font-weight="bold" officeooo:rsid="000b8aaf" style:font-weight-asian="bold" style:font-weight-complex="bold"/>
    </style:style>
    <style:style style:name="T18" style:family="text">
      <style:text-properties style:text-position="0% 100%" style:font-name="Liberation Serif1" fo:font-weight="bold" officeooo:rsid="00146b1f" style:font-weight-asian="bold" style:font-weight-complex="bold"/>
    </style:style>
    <style:style style:name="T19" style:family="text">
      <style:text-properties style:text-position="0% 100%" style:font-name="Liberation Serif1" fo:font-weight="bold" officeooo:rsid="00131d4e" style:font-weight-asian="bold" style:font-weight-complex="bold"/>
    </style:style>
    <style:style style:name="T20" style:family="text">
      <style:text-properties style:text-position="0% 100%" style:font-name="Liberation Serif1" officeooo:rsid="000b8aaf"/>
    </style:style>
    <style:style style:name="T21" style:family="text">
      <style:text-properties style:text-position="0% 100%" style:font-name="Liberation Serif1" officeooo:rsid="00131d4e"/>
    </style:style>
    <style:style style:name="T22" style:family="text">
      <style:text-properties style:text-position="0% 100%" style:font-name="Liberation Serif1" officeooo:rsid="00166560"/>
    </style:style>
    <style:style style:name="T23" style:family="text">
      <style:text-properties style:text-position="0% 100%" style:font-name="Liberation Serif1" officeooo:rsid="0018136d"/>
    </style:style>
    <style:style style:name="T24" style:family="text">
      <style:text-properties style:text-position="0% 100%" style:font-name="Liberation Serif1" officeooo:rsid="0019cd99"/>
    </style:style>
    <style:style style:name="T25" style:family="text">
      <style:text-properties style:text-position="0% 100%" style:font-name="Liberation Serif1" style:text-underline-style="none"/>
    </style:style>
    <style:style style:name="T26" style:family="text">
      <style:text-properties style:text-position="0% 100%" style:font-name="Liberation Serif1" style:text-underline-style="none" officeooo:rsid="00131d4e"/>
    </style:style>
    <style:style style:name="T27" style:family="text">
      <style:text-properties style:text-position="0% 100%" style:font-name="Liberation Serif1" officeooo:rsid="001cfe24"/>
    </style:style>
    <style:style style:name="T28" style:family="text">
      <style:text-properties style:text-position="0% 100%" style:font-name="Liberation Serif1" officeooo:rsid="001ddac8"/>
    </style:style>
    <style:style style:name="T29" style:family="text">
      <style:text-properties style:text-position="0% 100%" officeooo:rsid="000b8aaf"/>
    </style:style>
    <style:style style:name="T30" style:family="text">
      <style:text-properties style:text-position="0% 100%" officeooo:rsid="00131d4e"/>
    </style:style>
    <style:style style:name="T31" style:family="text">
      <style:text-properties style:font-name="Liberation Serif1"/>
    </style:style>
    <style:style style:name="T32" style:family="text">
      <style:text-properties officeooo:rsid="000c8b56"/>
    </style:style>
    <style:style style:name="T33" style:family="text">
      <style:text-properties fo:font-size="11pt" style:font-size-asian="11pt" style:font-size-complex="11pt"/>
    </style:style>
    <style:style style:name="T34" style:family="text">
      <style:text-properties officeooo:rsid="000e4dea"/>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jamin Tate</text:p>
      <text:p text:style-name="P1">04/<text:span text:style-name="T1">16</text:span>/2017</text:p>
      <text:p text:style-name="P1">CS 325 – Section 400</text:p>
      <text:p text:style-name="P1">Homework #<text:span text:style-name="T1">2</text:span></text:p>
      <text:p text:style-name="P1"/>
      <text:list xml:id="list336227907267020804" text:style-name="L1">
        <text:list-item>
          <text:p text:style-name="P2"><text:s/></text:p>
          <text:list>
            <text:list-item>
              <text:p text:style-name="P6">T(n) = T(n – 2) + n</text:p>
              <text:p text:style-name="P6">=T(n-4) + (n-2) + n</text:p>
              <text:p text:style-name="P6">=T(n-6) + (n-4) + (n-2) + n</text:p>
              <text:p text:style-name="P10">=T(n-8) + n – 6 + n – 4 + n – 2 + n</text:p>
              <text:p text:style-name="P28">=T(n-k) + kn/2 – <text:span text:style-name="T32">(</text:span>(k/2)<text:span text:style-name="T3">2 </text:span><text:span text:style-name="T9"><text:s/>- </text:span><text:span text:style-name="T10">(k/2))</text:span></text:p>
              <text:p text:style-name="P29"><text:span text:style-name="T10">S</text:span><text:span text:style-name="T9">top when k=n-1 and T(1) = 1</text:span></text:p>
              <text:p text:style-name="P29"><text:span text:style-name="T9">T(1) +(n</text:span><text:span text:style-name="T3">2</text:span><text:span text:style-name="T9">-n)/2 – ((n</text:span><text:span text:style-name="T3">2</text:span><text:span text:style-name="T9">-2n+1)/2) – (n-1)/2</text:span></text:p>
              <text:p text:style-name="P30"><text:span text:style-name="T10">=</text:span><text:span text:style-name="T20">Θ</text:span><text:span text:style-name="T12">(n</text:span><text:span text:style-name="T6">2</text:span><text:span text:style-name="T12">)</text:span></text:p>
            </text:list-item>
            <text:list-item>
              <text:p text:style-name="P7">T(n) = 3T(n-1) + 1</text:p>
              <text:p text:style-name="P7">=3*3T(n-2) + <text:span text:style-name="T34">3</text:span> + 1</text:p>
              <text:p text:style-name="P7">=3*3*3T(n-3) +<text:span text:style-name="T34">3</text:span><text:span text:style-name="T4">2</text:span><text:span text:style-name="T34">+3</text:span>+1</text:p>
              <text:p text:style-name="P7">=3<text:span text:style-name="T3">k</text:span><text:span text:style-name="T9">T(n-k) + … </text:span><text:span text:style-name="T11">3</text:span><text:span text:style-name="T4">2</text:span><text:span text:style-name="T11"> + 3 + 1</text:span></text:p>
              <text:p text:style-name="P8"><text:span text:style-name="T9">Stop when k = n-1 and T(1) = 1</text:span></text:p>
              <text:p text:style-name="P8"><text:span text:style-name="T9">=3</text:span><text:span text:style-name="T3">n-1</text:span><text:span text:style-name="T9">T(1) + 3</text:span><text:span text:style-name="T3">n-2 </text:span><text:span text:style-name="T9">+ … + 3 + 1</text:span></text:p>
              <text:p text:style-name="P8"><text:span text:style-name="T9">=3</text:span><text:span text:style-name="T3">n-1</text:span><text:span text:style-name="T9"> + 3</text:span><text:span text:style-name="T3">n-2 </text:span><text:span text:style-name="T9">+ … + 3 + 1</text:span></text:p>
              <text:p text:style-name="P8"><text:span text:style-name="T13">=</text:span><text:span text:style-name="T17">Θ</text:span><text:span text:style-name="T14">(</text:span><text:span text:style-name="T13">3</text:span><text:span text:style-name="T5">n</text:span><text:span text:style-name="T14">)</text:span></text:p>
            </text:list-item>
            <text:list-item>
              <text:p text:style-name="P5">T(n) = 2T(n/8) + 4n<text:span text:style-name="T3">2</text:span><text:span text:style-name="T9"> → a=2, b=8, f(n)=4n</text:span><text:span text:style-name="T3">2</text:span></text:p>
              <text:p text:style-name="P26">n<text:span text:style-name="T3">log_8(2) </text:span><text:s/>= n<text:span text:style-name="T3">1/3</text:span></text:p>
              <text:p text:style-name="P27">Case 3: T(n) = <text:span text:style-name="T31">Θ</text:span>(n<text:span text:style-name="T3">2</text:span>)</text:p>
            </text:list-item>
          </text:list>
        </text:list-item>
        <text:list-item>
          <text:p text:style-name="P2"><text:s/></text:p>
          <text:list>
            <text:list-item>
              <text:p text:style-name="P3">STOOGESORT works because the three self-calls (0 to k-1, n-k to n-1, and 0 to k-1 again) guarantee overlap between each other, when k is the ceiling of 2n/3. This means that <text:span text:style-name="T2">no list element will be left alone until it has reached its rightful place (e.g. the element is correctly oriented with those around itself), and even if the lowest element starts at the end of the list, it will gradually be “walked back” to its place at the front.</text:span></text:p>
            </text:list-item>
            <text:list-item>
              <text:p text:style-name="P4">No, STOOGESORT will not work if k=floor(2n/3), because that value of k doesn't guarantee overlapping calls. For example, in the list [4, 5, 6, 1], n=4, so k=floor(8/3)=2. In the first recursive call, STOOGESORT(A[0 … 1]), 4 and 5 will be left alone, in the second, STOOGESORT(A[n-k … n-1]), 6 and 1 will be swapped, but in the third call, 4 and 5 will just be left alone again, leaving us with the list [4, 5, 1, 6]. The problem here is that there was no overlap, so 1 was never compared to 5 or 4.</text:p>
            </text:list-item>
            <text:list-item>
              <text:p text:style-name="P9">T(n) = 3T(n-1) + 1</text:p>
            </text:list-item>
            <text:list-item>
              <text:p text:style-name="P7">T(n) = 3T(n-1) + 1</text:p>
              <text:p text:style-name="P7">=3*3T(n-2) + <text:span text:style-name="T34">3</text:span> + 1</text:p>
              <text:p text:style-name="P7">=3*3*3T(n-3) +<text:span text:style-name="T34">3</text:span><text:span text:style-name="T4">2</text:span><text:span text:style-name="T34">+3</text:span>+1</text:p>
              <text:p text:style-name="P7">=3<text:span text:style-name="T3">k</text:span><text:span text:style-name="T9">T(n-k) + … </text:span><text:span text:style-name="T11">3</text:span><text:span text:style-name="T4">2</text:span><text:span text:style-name="T11"> + 3 + 1</text:span></text:p>
              <text:p text:style-name="P8"><text:span text:style-name="T9">Stop when k = n-1 and T(1) = 1</text:span></text:p>
              <text:p text:style-name="P8"><text:span text:style-name="T9">=3</text:span><text:span text:style-name="T3">n-1</text:span><text:span text:style-name="T9">T(1) + 3</text:span><text:span text:style-name="T3">n-2 </text:span><text:span text:style-name="T9">+ … + 3 + 1</text:span></text:p>
              <text:p text:style-name="P8"><text:span text:style-name="T9">=3</text:span><text:span text:style-name="T3">n-1</text:span><text:span text:style-name="T9"> + 3</text:span><text:span text:style-name="T3">n-2 </text:span><text:span text:style-name="T9">+ … + 3 + 1</text:span></text:p>
              <text:p text:style-name="P8"><text:span text:style-name="T13">=</text:span><text:span text:style-name="T17">Θ</text:span><text:span text:style-name="T14">(</text:span><text:span text:style-name="T13">3</text:span><text:span text:style-name="T5">n</text:span><text:span text:style-name="T14">)</text:span></text:p>
            </text:list-item>
          </text:list>
        </text:list-item>
        <text:list-item>
          <text:p text:style-name="P11"><text:span text:style-name="T29"><text:s/></text:span></text:p>
          <text:list>
            <text:list-item>
              <text:p text:style-name="P12"><text:span text:style-name="T29">R</text:span><text:span text:style-name="T9">ather than finding one midpoint and comparing its value to the target value, a quaternary search algorithm would find 3 points that divide the 4 quarters of the list, and sequentially compare each of them to the target, discarding irrelevant sections of the list as necessary.</text:span></text:p>
              <text:p text:style-name="P12"><text:span text:style-name="T9"/></text:p>
              <text:p text:style-name="P12"><text:span text:style-name="T9"/></text:p>
              <text:p text:style-name="P12"><text:span text:style-name="T9"/></text:p>
              <text:p text:style-name="P12"><text:soft-page-break/><text:span text:style-name="T9">Psuedocode:</text:span></text:p>
              <text:p text:style-name="P12"><text:span text:style-name="T9">function quatSearch(list[0...n-1], target, low, high) //</text:span><text:span text:style-name="T30">Initially run with low=0 and high=n-1</text:span></text:p>
              <text:p text:style-name="P12"><text:span text:style-name="T9"><text:s text:c="4"/>p1 = low + ((high – low) / 4)</text:span></text:p>
              <text:p text:style-name="P12"><text:span text:style-name="T9"><text:s text:c="4"/>p2 = low + ((high – low) / 2)</text:span></text:p>
              <text:p text:style-name="P12"><text:span text:style-name="T9"><text:s text:c="4"/>p3 = low + (3(high – low) / 4)</text:span></text:p>
              <text:p text:style-name="P12"><text:span text:style-name="T9"><text:s text:c="4"/>if list[p1] = target:</text:span></text:p>
              <text:p text:style-name="P12"><text:span text:style-name="T9"><text:s text:c="8"/>return list[p1]</text:span></text:p>
              <text:p text:style-name="P12"><text:span text:style-name="T9"><text:s text:c="4"/>else if list[p1] &gt; target:</text:span></text:p>
              <text:p text:style-name="P12"><text:span text:style-name="T9"><text:s text:c="8"/>return quatSearch(list, target, low, p1 – 1)</text:span></text:p>
              <text:p text:style-name="P12"><text:span text:style-name="T9"><text:s text:c="4"/></text:span><text:span text:style-name="T30">else if list[p2] = target:</text:span></text:p>
              <text:p text:style-name="P12"><text:span text:style-name="T30"><text:s text:c="8"/>return list[p2]</text:span></text:p>
              <text:p text:style-name="P12"><text:span text:style-name="T30"><text:s text:c="4"/>else if list[p2] &gt; target:</text:span></text:p>
              <text:p text:style-name="P12"><text:span text:style-name="T30"><text:s text:c="8"/>return quatSearch(list, target, p1 + 1, p2 – 1)</text:span></text:p>
              <text:p text:style-name="P12"><text:span text:style-name="T30"><text:s text:c="4"/>else if list[p3] = target:</text:span></text:p>
              <text:p text:style-name="P12"><text:span text:style-name="T30"><text:s text:c="8"/>return list[p3]</text:span></text:p>
              <text:p text:style-name="P12"><text:span text:style-name="T30"><text:s text:c="4"/>else if list[p3] &gt; target:</text:span></text:p>
              <text:p text:style-name="P12"><text:span text:style-name="T30"><text:s text:c="8"/>return quatSearch(list, target, p2 + 1, p3 – 1)</text:span></text:p>
              <text:p text:style-name="P12"><text:span text:style-name="T30"><text:s text:c="4"/>else: //list[p3] &lt; target</text:span></text:p>
              <text:p text:style-name="P12"><text:span text:style-name="T30"><text:s text:c="8"/>return quatSearch(list, target, p3 + 1, high)</text:span></text:p>
            </text:list-item>
            <text:list-item>
              <text:p text:style-name="P13"><text:span text:style-name="T9">T(n) = T(n/4) + 6</text:span></text:p>
            </text:list-item>
            <text:list-item>
              <text:p text:style-name="P13"><text:span text:style-name="T9">a=1, b=4, f(n)=6</text:span></text:p>
              <text:p text:style-name="P13"><text:span text:style-name="T9">n</text:span><text:span text:style-name="T3">log_4(1)</text:span><text:span text:style-name="T9">=n</text:span><text:span text:style-name="T3">0</text:span><text:span text:style-name="T9">=1</text:span></text:p>
              <text:p text:style-name="P13"><text:span text:style-name="T9">T(n) = </text:span><text:span text:style-name="T15">Θ(n</text:span><text:span text:style-name="T7">log_4(1)</text:span><text:span text:style-name="T15">lg n) = </text:span><text:span text:style-name="T16">Θ(</text:span><text:span text:style-name="T18">lgn</text:span><text:span text:style-name="T16">)</text:span></text:p>
            </text:list-item>
            <text:list-item>
              <text:p text:style-name="P14"><text:span text:style-name="T15">Quaternary search is </text:span><text:span text:style-name="T23">equally as fast as</text:span><text:span text:style-name="T15"> binary, which has a speed of <text:s/></text:span><text:span text:style-name="T21">Θ</text:span><text:span text:style-name="T15">(lgn).</text:span></text:p>
            </text:list-item>
          </text:list>
        </text:list-item>
        <text:list-item>
          <text:p text:style-name="P14"><text:span text:style-name="T15"><text:s/></text:span></text:p>
          <text:list>
            <text:list-item>
              <text:p text:style-name="P14"><text:span text:style-name="T15">The divide part of this min</text:span><text:span text:style-name="T22">M</text:span><text:span text:style-name="T15">ax algorithm is simply to divide the list into 2 roughly equal parts until we are left with list segments that are 1 or 2 elements long. The conquer part will be to find the min and max of each of those segments and compare them to one another, keeping track of the overall min and max.</text:span></text:p>
              <text:p text:style-name="P14"><text:span text:style-name="T15">Psuedocode:</text:span></text:p>
              <text:p text:style-name="P15"><text:span text:style-name="T15">//Declare min and max variables before function call</text:span></text:p>
              <text:p text:style-name="P15"><text:span text:style-name="T15">function minMax(list, low, high) //Initially, low=0 and high=n-1</text:span></text:p>
              <text:p text:style-name="P15"><text:span text:style-name="T15"><text:s text:c="4"/>mid = (low + high) / 2</text:span></text:p>
              <text:p text:style-name="P15"><text:span text:style-name="T15"><text:s text:c="4"/>if high – low &gt; 2:</text:span></text:p>
              <text:p text:style-name="P15"><text:span text:style-name="T15"><text:s text:c="8"/>minMax(list, low, mid)</text:span></text:p>
              <text:p text:style-name="P15"><text:span text:style-name="T15"><text:s text:c="8"/>minMax(list, mid, high)</text:span></text:p>
              <text:p text:style-name="P15"><text:span text:style-name="T15"><text:s text:c="4"/>else if high – low = 2:</text:span></text:p>
              <text:p text:style-name="P15"><text:span text:style-name="T15"><text:s text:c="8"/>if list[0] &gt; list[1]</text:span></text:p>
              <text:p text:style-name="P15"><text:span text:style-name="T15"><text:s text:c="12"/>if list[0] &gt; max:</text:span></text:p>
              <text:p text:style-name="P15"><text:span text:style-name="T15"><text:s text:c="16"/>max = list[0]</text:span></text:p>
              <text:p text:style-name="P15"><text:span text:style-name="T15"><text:s text:c="12"/>if list[1] &lt; min:</text:span></text:p>
              <text:p text:style-name="P15"><text:span text:style-name="T15"><text:s text:c="16"/>min = list[1]</text:span></text:p>
              <text:p text:style-name="P15"><text:span text:style-name="T15"><text:s text:c="9"/>else:</text:span></text:p>
              <text:p text:style-name="P15"><text:span text:style-name="T15"><text:s text:c="12"/>if list[1] &gt; max:</text:span></text:p>
              <text:p text:style-name="P15"><text:span text:style-name="T15"><text:s text:c="16"/>max = list[1]</text:span></text:p>
              <text:p text:style-name="P15"><text:span text:style-name="T15"><text:s text:c="12"/>if list[0] &lt; min:</text:span></text:p>
              <text:p text:style-name="P15"><text:span text:style-name="T15"><text:s text:c="16"/>min = list[0]</text:span></text:p>
            </text:list-item>
            <text:list-item>
              <text:p text:style-name="P15"><text:span text:style-name="T15">T(n) = 2T(n/2) + </text:span><text:span text:style-name="T24">4</text:span></text:p>
            </text:list-item>
            <text:list-item>
              <text:p text:style-name="P23"><text:span text:style-name="T15">a=2, b=2, f(n)=</text:span><text:span text:style-name="T24">4</text:span></text:p>
              <text:p text:style-name="P24"><text:span text:style-name="T27">f(n)=4=O(</text:span><text:span text:style-name="T15">n</text:span><text:span text:style-name="T7">log_2(2)-</text:span><text:span text:style-name="T8">1</text:span><text:span text:style-name="T27">)</text:span><text:span text:style-name="T15">=</text:span><text:span text:style-name="T28">O(1)</text:span></text:p>
              <text:p text:style-name="P24"><text:span text:style-name="T15">Case 1 </text:span><text:span text:style-name="T23">applies</text:span><text:span text:style-name="T15">, where </text:span><text:span text:style-name="T23">e=1.</text:span></text:p>
              <text:p text:style-name="P25"><text:span text:style-name="T15">T(n) = <text:s/></text:span><text:span text:style-name="T21">Θ</text:span><text:span text:style-name="T15">(n</text:span><text:span text:style-name="T7">log_2(2)</text:span><text:span text:style-name="T15">lgn) = </text:span><text:span text:style-name="T19">Θ</text:span><text:span text:style-name="T16">(n)</text:span></text:p>
            </text:list-item>
            <text:list-item>
              <text:p text:style-name="P16"><text:span text:style-name="T15"><text:s/></text:span><text:span text:style-name="T28">An iterative minmax algorithm would essentially just run through a list once to find the min and </text:span><text:soft-page-break/><text:span text:style-name="T28">once to find the max, giving it an approximate complexity of Θ(n), meaning that this divide and conquer method is approximately equal in speed.</text:span></text:p>
            </text:list-item>
          </text:list>
        </text:list-item>
        <text:list-item>
          <text:p text:style-name="P16"><text:span text:style-name="T15"><text:s/></text:span></text:p>
          <text:list>
            <text:list-item>
              <text:p text:style-name="P17"><text:span text:style-name="T15">Since a list has a majority element only if the element appears more than n/2 times in the list, that means that the element would be a majority of the left and/or right side(s) of the list as well (i.e. the element appears more than n/4 times in the left and/or right sides). This is the principle the divide and conquer algorithm will work on. If n = 1, the algorithm would just return the first element of the list. If n &gt; 1, the majority algorithm would recursively call itself on the left and right halves of the list. After that, if a majority element is found in the left side, the function will return that element, and if it is found in the right side, it will return that element. Otherwise, the function will return “NOMAJ” to indicate that no majority was found.</text:span></text:p>
            </text:list-item>
            <text:list-item>
              <text:p text:style-name="P18"><text:span text:style-name="T15">Psuedocode:</text:span></text:p>
              <text:p text:style-name="P18"><text:span text:style-name="T15">function majority(list[0...n-1], low, high)</text:span></text:p>
              <text:p text:style-name="P18"><text:span text:style-name="T15"><text:s text:c="4"/>mid = (low + high) / 2</text:span></text:p>
              <text:p text:style-name="P18"><text:span text:style-name="T15"><text:s text:c="4"/>if n = 1: </text:span></text:p>
              <text:p text:style-name="P18"><text:span text:style-name="T15"><text:s text:c="8"/>return list[0]</text:span></text:p>
              <text:p text:style-name="P18"><text:span text:style-name="T15"><text:s text:c="4"/>leftMaj = majority(list, low, mid)</text:span></text:p>
              <text:p text:style-name="P18"><text:span text:style-name="T15"><text:s text:c="4"/>rightMaj = majority(list, mid, high)</text:span></text:p>
              <text:p text:style-name="P18"><text:span text:style-name="T15"><text:s text:c="4"/>if leftMaj != “NOMAJ”:</text:span></text:p>
              <text:p text:style-name="P18"><text:span text:style-name="T15"><text:s text:c="8"/>return leftMaj</text:span></text:p>
              <text:p text:style-name="P18"><text:span text:style-name="T15"><text:s text:c="4"/>if rightMaj != “NOMAJ”:</text:span></text:p>
              <text:p text:style-name="P18"><text:span text:style-name="T15"><text:s text:c="8"/>return rightMaj</text:span></text:p>
              <text:p text:style-name="P18"><text:span text:style-name="T15"><text:s text:c="4"/>return “NOMAJ” //no majority in either half</text:span></text:p>
            </text:list-item>
            <text:list-item>
              <text:p text:style-name="P19"><text:span text:style-name="T15">T(n) = 2T(n/2) + </text:span><text:span text:style-name="T28">Θ(n)</text:span></text:p>
            </text:list-item>
            <text:list-item>
              <text:p text:style-name="P19"><text:span text:style-name="T15">a=2, b=2, f(n)=</text:span><text:span text:style-name="T28">Θ(n)</text:span></text:p>
              <text:p text:style-name="P21"><text:span text:style-name="T28">n</text:span><text:span text:style-name="T7">log_2(2)</text:span><text:span text:style-name="T15">=n</text:span><text:span text:style-name="T7">1</text:span><text:span text:style-name="T15">=n</text:span></text:p>
              <text:p text:style-name="P20"><text:span text:style-name="T28">f(n)=Θ(n</text:span><text:span text:style-name="T8">log_2(2)</text:span><text:span text:style-name="T28">), so case 2 applies.</text:span></text:p>
              <text:p text:style-name="P22"><text:span text:style-name="T15">T(n) = <text:s/></text:span><text:span text:style-name="T26">Θ</text:span><text:span text:style-name="T25">(nlg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1:26:16.392984790</meta:creation-date>
    <dc:date>2017-04-17T13:08:45.069792936</dc:date>
    <meta:editing-duration>PT27M6S</meta:editing-duration>
    <meta:editing-cycles>2</meta:editing-cycles>
    <meta:generator>LibreOffice/4.4.6.3$Linux_x86 LibreOffice_project/40m0$Build-3</meta:generator>
    <meta:document-statistic meta:table-count="0" meta:image-count="0" meta:object-count="0" meta:page-count="3" meta:paragraph-count="107" meta:word-count="960" meta:character-count="5236" meta:non-whitespace-character-count="4069"/>
  </office:meta>
</office:document-meta>
</file>